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rebuchet MS" officeooo:rsid="00146fe4" officeooo:paragraph-rsid="00146fe4"/>
    </style:style>
    <style:style style:name="P2" style:family="paragraph" style:parent-style-name="Standard">
      <style:paragraph-properties fo:line-height="100%"/>
      <style:text-properties style:font-name="Trebuchet MS" officeooo:rsid="00146fe4" officeooo:paragraph-rsid="00190b7b"/>
    </style:style>
    <style:style style:name="P3" style:family="paragraph" style:parent-style-name="Standard">
      <style:paragraph-properties fo:line-height="100%"/>
      <style:text-properties style:font-name="Trebuchet MS" style:text-underline-style="solid" style:text-underline-width="auto" style:text-underline-color="font-color" fo:font-weight="bold" officeooo:rsid="001b1d0e" officeooo:paragraph-rsid="001b1d0e" style:font-weight-asian="bold" style:font-weight-complex="bold"/>
    </style:style>
    <style:style style:name="P4" style:family="paragraph" style:parent-style-name="Standard">
      <style:paragraph-properties fo:line-height="100%"/>
      <style:text-properties style:font-name="Trebuchet MS" fo:font-size="14pt" style:text-underline-style="solid" style:text-underline-width="auto" style:text-underline-color="font-color" fo:font-weight="bold" officeooo:rsid="00146fe4" officeooo:paragraph-rsid="00146fe4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00%"/>
      <style:text-properties style:font-name="Trebuchet MS" fo:font-size="14pt" style:text-underline-style="solid" style:text-underline-width="auto" style:text-underline-color="font-color" fo:font-weight="bold" officeooo:rsid="001b1d0e" officeooo:paragraph-rsid="001b1d0e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/>
      <style:text-properties style:font-name="Trebuchet MS" style:text-underline-style="none" fo:font-weight="normal" officeooo:rsid="001b1d0e" officeooo:paragraph-rsid="001b1d0e" style:font-weight-asian="normal" style:font-weight-complex="normal"/>
    </style:style>
    <style:style style:name="P7" style:family="paragraph" style:parent-style-name="Text_20_body">
      <style:paragraph-properties fo:line-height="100%" fo:text-align="center" style:justify-single-word="false"/>
      <style:text-properties style:font-name="Trebuchet MS" fo:font-size="18pt" style:text-underline-style="solid" style:text-underline-width="auto" style:text-underline-color="font-color" fo:font-weight="bold" officeooo:rsid="00146fe4" officeooo:paragraph-rsid="00146fe4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Trebuchet MS" officeooo:rsid="001512fc" officeooo:paragraph-rsid="00172ca4"/>
    </style:style>
    <style:style style:name="P9" style:family="paragraph" style:parent-style-name="Text_20_body">
      <style:paragraph-properties fo:line-height="100%" fo:text-align="center" style:justify-single-word="false"/>
      <style:text-properties style:font-name="Trebuchet MS"/>
    </style:style>
    <style:style style:name="T1" style:family="text">
      <style:text-properties fo:font-size="18pt" style:text-underline-style="solid" style:text-underline-width="auto" style:text-underline-color="font-color" fo:font-weight="bold" officeooo:rsid="00146fe4" style:font-size-asian="18pt" style:font-weight-asian="bold" style:font-size-complex="18pt" style:font-weight-complex="bold"/>
    </style:style>
    <style:style style:name="T2" style:family="text">
      <style:text-properties officeooo:rsid="00190b7b"/>
    </style:style>
    <style:style style:name="T3" style:family="text">
      <style:text-properties officeooo:rsid="001915f7"/>
    </style:style>
    <style:style style:name="T4" style:family="text">
      <style:text-properties officeooo:rsid="001b1d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médée Fleau - Clément Heresaz - Guillaume Chaput - Lucas Albarede -Loïc Chevalier</text:p>
      <text:p text:style-name="P9"/>
      <text:p text:style-name="P7">Projet d'éditeur de liens au format ELF</text:p>
      <text:p text:style-name="P9"><text:span text:style-name="T1">Journal de bord</text:span></text:p>
      <text:p text:style-name="P1"></text:p>
      <text:p text:style-name="P1"/>
      <text:p text:style-name="P4">Lundi 4 Janvier 2016</text:p>
      <text:p text:style-name="P1"><text:tab/>Recherche documentaire</text:p>
      <text:p text:style-name="P1"></text:p>
      <text:p text:style-name="P1">Afin de mieux appréhender le projet, nous avons regardé les ressources techniques fournies et d'autres ressources glanées </text:p>
      <text:p text:style-name="P1">sur Internet.</text:p>
      <text:p text:style-name="P1"></text:p>
      <text:p text:style-name="P4"><text:span text:style-name="T4">MARDI</text:span> 5 <text:span text:style-name="T4">JANVIER</text:span></text:p>
      <text:p text:style-name="P1"><text:tab/>Programmation de la Phase 1 du Projet</text:p>
      <text:p text:style-name="P1"></text:p>
      <text:p text:style-name="P1">On démarre la programmation du projet + de la recherche documentaires (2 groupes distincts)</text:p>
      <text:p text:style-name="P1">L'étape 1 est fini. Cependant, il y a eu un ajustement suite aux contraintes imposées dans le projet ( se limiter aux ELF 32 bits).</text:p>
      <text:p text:style-name="P1"></text:p>
      <text:p text:style-name="P1">-- Note : 2ème version de l'étape 1 en cours</text:p>
      <text:p text:style-name="P1"></text:p>
      <text:p text:style-name="P5">MERCREDI 6 JANVIER</text:p>
      <text:p text:style-name="P2"><text:tab/><text:span text:style-name="T2">Se</text:span>conde version de l'étape 1, programation de l'étape 2.</text:p>
      <text:p text:style-name="P1"></text:p>
      <text:p text:style-name="P1">Afin d'être plus simple <text:span text:style-name="T2">et efficace</text:span>, une seconde version de l'étape 1 a été réalisée. Tout d'abord sans utiliser le fichier elf puis, par la suite, avec l'intégration de ce fichier. <text:span text:style-name="T3">(←A EXPLICITER)</text:span> En parallèle, l'étape 2 commence à être programmée (2 groupes distincts).</text:p>
      <text:p text:style-name="P1"></text:p>
      <text:p text:style-name="P1">Reprise par la suite de la 2ème version pour continuer à programmer la 2ème étape.</text:p>
      <text:p text:style-name="P1">On rencontre un problème lors de la finalisation du code : le tableau est bien affiché et bien indenté -4-, cependant la section</text:p>
      <text:p text:style-name="P1">7 .rel.debug_info rencontre des problèmes d'information sur les colonnes adresse, décalage et Fanions (Flags). Il est donc à finaliser.</text:p>
      <text:p text:style-name="P1">On peut voir également que le texte n'est pas présent sur les Fanions et les types.</text:p>
      <text:p text:style-name="P1"/>
      <text:p text:style-name="P5">JEUDI 7 JANVIER</text:p>
      <text:p text:style-name="P3"/>
      <text:p text:style-name="P6">Réalisation des étapes 3, 4 et 5.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vallo </meta:initial-creator>
    <meta:creation-date>2016-01-07T15:00:28.686857596</meta:creation-date>
    <dc:date>2016-01-07T15:15:42.403069680</dc:date>
    <dc:creator>chevallo </dc:creator>
    <meta:editing-duration>PT12M56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29" meta:word-count="246" meta:character-count="1480" meta:non-whitespace-character-count="1226"/>
  </office:meta>
</office:document-meta>
</file>